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mm"/>
    </style:style>
    <style:style style:name="co2" style:family="table-column">
      <style:table-column-properties fo:break-before="auto" style:column-width="18.54mm"/>
    </style:style>
    <style:style style:name="co3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41.47mm"/>
    </style:style>
    <style:style style:name="co5" style:family="table-column">
      <style:table-column-properties fo:break-before="auto" style:column-width="110.45mm"/>
    </style:style>
    <style:style style:name="co6" style:family="table-column">
      <style:table-column-properties fo:break-before="auto" style:column-width="16.21mm"/>
    </style:style>
    <style:style style:name="co7" style:family="table-column">
      <style:table-column-properties fo:break-before="auto" style:column-width="18.96mm"/>
    </style:style>
    <style:style style:name="co8" style:family="table-column">
      <style:table-column-properties fo:break-before="auto" style:column-width="13.6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mf-5008-backpac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Reference(s)</text:p>
          </table:table-cell>
          <table:table-cell/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Order qty</text:p>
          </table:table-cell>
          <table:table-cell table:number-columns-repeated="2" table:style-name="ce1" office:value-type="string" calcext:value-type="string">
            <text:p>Valu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apacitor_SMD:C_0805_2012Metric</text:p>
          </table:table-cell>
          <table:table-cell office:value-type="float" office:value="3013484" calcext:value-type="float">
            <text:p>301348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1u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/>
          <table:table-cell office:value-type="string" calcext:value-type="string">
            <text:p>Capacitor_SMD:C_0805_2012Metric</text:p>
          </table:table-cell>
          <table:table-cell office:value-type="float" office:value="3013491" calcext:value-type="float">
            <text:p>301349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2u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apacitor_SMD:C_0805_2012Metric_Pad1.18x1.45mm_HandSolder</text:p>
          </table:table-cell>
          <table:table-cell office:value-type="float" office:value="2210975" calcext:value-type="float">
            <text:p>22109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2.7n C0G 200V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ackage_TO_SOT_SMD:SOT-23</text:p>
          </table:table-cell>
          <table:table-cell office:value-type="float" office:value="1081182" calcext:value-type="float">
            <text:p>108118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AS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nductor_SMD:L_Bourns_SRN6045TA</text:p>
          </table:table-cell>
          <table:table-cell office:value-type="float" office:value="1828016" calcext:value-type="float">
            <text:p>18280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ourns SDR0604-221K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1, Q2, Q3, Q4, Q5, Q6, Q7, Q8, Q9, Q10, Q11, Q12, Q13, Q14</text:p>
          </table:table-cell>
          <table:table-cell/>
          <table:table-cell office:value-type="string" calcext:value-type="string">
            <text:p>Package_TO_SOT_SMD:SOT-23</text:p>
          </table:table-cell>
          <table:table-cell office:value-type="float" office:value="3872309" calcext:value-type="float">
            <text:p>387230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BSS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, R2, R3, R4, R5, R6, R7, R8, R9, R10, R11, R12, R13, R14, R15, R16, R19, R20, R21, R22, R23, R24, R25, R26, R27, R28, R31, R32, R33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float" office:value="4004520" calcext:value-type="float">
            <text:p>40045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10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float" office:value="3994573" calcext:value-type="float">
            <text:p>399457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680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float" office:value="3994550" calcext:value-type="float">
            <text:p>39945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330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9, R30</text:p>
          </table:table-cell>
          <table:table-cell/>
          <table:table-cell office:value-type="string" calcext:value-type="string">
            <text:p>Resistor_SMD:R_1206_3216Metric_Pad1.30x1.75mm_HandSolder</text:p>
          </table:table-cell>
          <table:table-cell office:value-type="float" office:value="2695115" calcext:value-type="float">
            <text:p>26951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0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4</text:p>
          </table:table-cell>
          <table:table-cell/>
          <table:table-cell office:value-type="string" calcext:value-type="string">
            <text:p>Resistor_SMD:R_0603_1608Metric</text:p>
          </table:table-cell>
          <table:table-cell office:value-type="float" office:value="4004543" calcext:value-type="float">
            <text:p>400454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1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Button_Switch_THT:SW_PUSH_6mm</text:p>
          </table:table-cell>
          <table:table-cell office:value-type="float" office:value="2543090" calcext:value-type="float">
            <text:p>25430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R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7T19:54:01.608000000</dc:date>
    <meta:editing-duration>PT4H51M46S</meta:editing-duration>
    <meta:editing-cycles>4</meta:editing-cycles>
    <meta:generator>LibreOffice/5.3.4.2$Windows_X86_64 LibreOffice_project/f82d347ccc0be322489bf7da61d7e4ad13fe2ff3</meta:generator>
    <meta:document-statistic meta:table-count="1" meta:cell-count="104" meta:object-count="0"/>
  </office:meta>
</office:document-meta>
</file>